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number-columns-repeated="7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Kaltmiete </text:p>
          </table:table-cell>
          <table:table-cell table:style-name="ce1" office:value-type="string" calcext:value-type="string">
            <text:p>Nebenkosten </text:p>
          </table:table-cell>
          <table:table-cell table:style-name="ce1" office:value-type="string" calcext:value-type="string">
            <text:p>Stromkosten </text:p>
          </table:table-cell>
          <table:table-cell table:style-name="ce1" office:value-type="string" calcext:value-type="string">
            <text:p>Internet 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463" calcext:value-type="float">
            <text:p>463</text:p>
          </table:table-cell>
          <table:table-cell office:value-type="float" office:value="72.9" calcext:value-type="float">
            <text:p>72,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2" table:formula="of:=[.C3]/SUM([.$C$3:.$F$3])" office:value-type="percentage" office:value="0.726958706233318" calcext:value-type="percentage">
            <text:p>72,70 %</text:p>
          </table:table-cell>
          <table:table-cell table:formula="of:=[.D3]/SUM([.$C$3:.$F$3])" office:value-type="percentage" office:value="0.114460668864814" calcext:value-type="percentage">
            <text:p>11,45 %</text:p>
          </table:table-cell>
          <table:table-cell table:formula="of:=[.E3]/SUM([.$C$3:.$F$3])" office:value-type="percentage" office:value="0.0800753650494583" calcext:value-type="percentage">
            <text:p>8,01 %</text:p>
          </table:table-cell>
          <table:table-cell table:formula="of:=[.F3]/SUM([.$C$3:.$F$3])" office:value-type="percentage" office:value="0.0785052598524101" calcext:value-type="percentage">
            <text:p>7,85 %</text:p>
          </table:table-cell>
          <table:table-cell/>
          <table:table-cell table:formula="of:=27.3*360/100" office:value-type="float" office:value="98.28" calcext:value-type="float">
            <text:p>98,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etrisch</text:p>
          </table:table-cell>
          <table:table-cell table:style-name="ce1" office:value-type="float" office:value="502390" calcext:value-type="float">
            <text:p>502390</text:p>
          </table:table-cell>
          <table:table-cell table:style-name="ce1" office:value-type="float" office:value="79024" calcext:value-type="float">
            <text:p>79024</text:p>
          </table:table-cell>
          <table:table-cell table:style-name="ce1" office:value-type="float" office:value="55019" calcext:value-type="float">
            <text:p>55019</text:p>
          </table:table-cell>
          <table:table-cell table:style-name="ce1" office:value-type="float" office:value="53950" calcext:value-type="float">
            <text:p>53950</text:p>
          </table:table-cell>
          <table:table-cell table:style-name="ce2" table:formula="of:=[.C4]/SUM([.$C$4:.$F$4])" office:value-type="percentage" office:value="0.727697524417606" calcext:value-type="percentage">
            <text:p>72,77 %</text:p>
          </table:table-cell>
          <table:table-cell table:formula="of:=[.D4]/SUM([.$C$4:.$F$4])" office:value-type="percentage" office:value="0.11446400041716" calcext:value-type="percentage">
            <text:p>11,45 %</text:p>
          </table:table-cell>
          <table:table-cell table:formula="of:=[.E4]/SUM([.$C$4:.$F$4])" office:value-type="percentage" office:value="0.0796934455222681" calcext:value-type="percentage">
            <text:p>7,97 %</text:p>
          </table:table-cell>
          <table:table-cell table:formula="of:=[.F4]/SUM([.$C$4:.$F$4])" office:value-type="percentage" office:value="0.0781450296429663" calcext:value-type="percentage">
            <text:p>7,81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pektivisch</text:p>
          </table:table-cell>
          <table:table-cell table:style-name="ce1" office:value-type="float" office:value="307478" calcext:value-type="float">
            <text:p>307478</text:p>
          </table:table-cell>
          <table:table-cell table:style-name="ce1" office:value-type="float" office:value="87580" calcext:value-type="float">
            <text:p>87580</text:p>
          </table:table-cell>
          <table:table-cell table:style-name="ce1" office:value-type="float" office:value="66735" calcext:value-type="float">
            <text:p>66735</text:p>
          </table:table-cell>
          <table:table-cell table:style-name="ce1" office:value-type="float" office:value="59127" calcext:value-type="float">
            <text:p>59127</text:p>
          </table:table-cell>
          <table:table-cell table:style-name="ce2" table:formula="of:=[.C5]/SUM([.$C$5:.$F$5])" office:value-type="percentage" office:value="0.590259540812409" calcext:value-type="percentage">
            <text:p>59,03 %</text:p>
          </table:table-cell>
          <table:table-cell table:formula="of:=[.D5]/SUM([.$C$5:.$F$5])" office:value-type="percentage" office:value="0.168125623896184" calcext:value-type="percentage">
            <text:p>16,81 %</text:p>
          </table:table-cell>
          <table:table-cell table:formula="of:=[.E5]/SUM([.$C$5:.$F$5])" office:value-type="percentage" office:value="0.128109882515549" calcext:value-type="percentage">
            <text:p>12,81 %</text:p>
          </table:table-cell>
          <table:table-cell table:formula="of:=[.F5]/SUM([.$C$5:.$F$5])" office:value-type="percentage" office:value="0.113504952775858" calcext:value-type="percentage">
            <text:p>11,35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pektivisch 3D</text:p>
          </table:table-cell>
          <table:table-cell table:style-name="ce1" office:value-type="float" office:value="304699" calcext:value-type="float">
            <text:p>304699</text:p>
          </table:table-cell>
          <table:table-cell table:style-name="ce1" office:value-type="float" office:value="156942" calcext:value-type="float">
            <text:p>156942</text:p>
          </table:table-cell>
          <table:table-cell table:style-name="ce1" office:value-type="float" office:value="136842" calcext:value-type="float">
            <text:p>136842</text:p>
          </table:table-cell>
          <table:table-cell table:style-name="ce1" office:value-type="float" office:value="103310" calcext:value-type="float">
            <text:p>103310</text:p>
          </table:table-cell>
          <table:table-cell table:style-name="ce2" table:formula="of:=[.C6]/SUM([.$C$6:.$F$6])" office:value-type="percentage" office:value="0.434172184675538" calcext:value-type="percentage">
            <text:p>43,42 %</text:p>
          </table:table-cell>
          <table:table-cell table:formula="of:=[.D6]/SUM([.$C$6:.$F$6])" office:value-type="percentage" office:value="0.223630044756787" calcext:value-type="percentage">
            <text:p>22,36 %</text:p>
          </table:table-cell>
          <table:table-cell table:formula="of:=[.E6]/SUM([.$C$6:.$F$6])" office:value-type="percentage" office:value="0.194989120723632" calcext:value-type="percentage">
            <text:p>19,50 %</text:p>
          </table:table-cell>
          <table:table-cell table:formula="of:=[.F6]/SUM([.$C$6:.$F$6])" office:value-type="percentage" office:value="0.147208649844042" calcext:value-type="percentage">
            <text:p>14,72 %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office:value-type="float" office:value="24.3" calcext:value-type="float">
            <text:p>24,3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office:value-type="float" office:value="155.78" calcext:value-type="float">
            <text:p>155,78</text:p>
          </table:table-cell>
          <table:table-cell table:formula="of:=[.L8]-21.56" office:value-type="float" office:value="134.22" calcext:value-type="float">
            <text:p>134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07:33:48.485205600</meta:creation-date>
    <dc:title>LyX Document</dc:title>
    <dc:date>2025-10-28T09:51:00.347358000</dc:date>
    <meta:editing-duration>PT1H31M12S</meta:editing-duration>
    <meta:editing-cycles>1</meta:editing-cycles>
    <meta:document-statistic meta:table-count="1" meta:cell-count="44" meta:object-count="0"/>
    <meta:generator>LibreOffice/25.2.3.2$Windows_x86 LibreOffice_project/bbb074479178df812d175f709636b368952c2ce3</meta:generator>
  </office:meta>
</office:document-meta>
</file>